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4000" draw:marker-start-width="0.252cm" draw:marker-end-width="0.252cm" draw:fill-color="#ff4000" draw:opacity="20%" draw:textarea-horizontal-align="justify" draw:textarea-vertical-align="middle" draw:auto-grow-height="false" fo:min-height="0.716cm" fo:min-width="4.71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a933" draw:marker-start-width="0.252cm" draw:marker-end-width="0.252cm" draw:fill-color="#00a933" draw:opacity="20%" draw:textarea-horizontal-align="justify" draw:textarea-vertical-align="middle" draw:auto-grow-height="false" fo:min-height="0.5cm" fo:min-width="2.75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81cm" svg:stroke-color="#000000" draw:marker-start-width="0.322cm" draw:marker-end="Linienspitzen_20_2" draw:marker-end-width="0.322cm" draw:fill="none" draw:textarea-vertical-align="middle" fo:padding-top="0.166cm" fo:padding-bottom="0.166cm" fo:padding-left="0.291cm" fo:padding-right="0.291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fo:min-height="0.4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6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09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a933" draw:marker-start-width="0.252cm" draw:marker-end-width="0.252cm" draw:fill-color="#00a933" draw:opacity="20%" draw:textarea-horizontal-align="justify" draw:textarea-vertical-align="middle" draw:auto-grow-height="false" fo:min-height="0.466cm" fo:min-width="2.716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7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83cm" loext:decorative="false"/>
      <style:paragraph-properties style:writing-mode="lr-tb"/>
    </style:style>
    <style:style style:name="P1" style:family="paragraph">
      <loext:graphic-properties draw:fill-color="#ff4000" draw:opacity="20%"/>
      <style:paragraph-properties fo:text-align="center"/>
    </style:style>
    <style:style style:name="P2" style:family="paragraph">
      <loext:graphic-properties draw:fill-color="#00a933" draw:opacity="2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/>
    </style:style>
    <style:style style:name="P5" style:family="paragraph">
      <loext:graphic-properties draw:fill="none" draw:fill-color="#ffffff"/>
      <style:text-properties style:font-name="Arial" fo:font-size="10pt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9" style:family="paragraph">
      <loext:graphic-properties draw:fill="none" draw:fill-color="#ffffff"/>
      <style:text-properties style:text-position="0% 100%" style:font-name="Arial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3465a4" loext:opacity="100%" style:font-name="Arial" fo:font-size="14pt" style:font-size-asian="14pt" style:font-size-complex="14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top="0.42cm" fo:margin-bottom="0.35cm"/>
      <style:text-properties style:font-name="Arial" fo:font-size="10pt" style:font-size-asian="10pt" style:font-size-complex="10pt"/>
    </style:style>
    <style:style style:name="P1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text-position="-8% 58%" style:font-name="Arial" fo:font-size="10pt" style:font-size-asian="10pt" style:font-size-complex="10pt"/>
    </style:style>
    <style:style style:name="T5" style:family="text">
      <style:text-properties style:text-position="-8% 58%" style:font-name="Symbol" fo:font-size="10pt" style:font-size-asian="10pt" style:font-size-complex="10pt"/>
    </style:style>
    <style:style style:name="T6" style:family="text">
      <style:text-properties style:text-position="0% 100%" style:font-name="Arial" fo:font-size="10pt" style:font-size-asian="10pt" style:font-size-complex="10pt"/>
    </style:style>
    <style:style style:name="T7" style:family="text">
      <style:text-properties style:text-position="0% 100%" style:font-name="Symbol" fo:font-size="10pt" style:font-size-asian="10pt" style:font-size-complex="10pt"/>
    </style:style>
    <style:style style:name="T8" style:family="text">
      <style:text-properties fo:color="#3465a4" loext:opacity="100%" style:font-name="Arial" fo:font-size="14pt" style:font-size-asian="14pt" style:font-size-complex="14pt"/>
    </style:style>
    <style:style style:name="T9" style:family="text">
      <style:text-properties fo:color="#3465a4" loext:opacity="100%" style:text-position="-8% 58%"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5cm" svg:height="1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0.75cm" svg:x="5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cm" svg:y1="10cm" svg:x2="5cm" svg:y2="2.944cm">
          <text:p/>
        </draw:line>
        <draw:line draw:style-name="gr3" draw:text-style-name="P3" draw:layer="layout" svg:x1="5cm" svg:y1="10cm" svg:x2="17cm" svg:y2="10cm">
          <text:p/>
        </draw:line>
        <draw:frame draw:style-name="gr4" draw:text-style-name="P4" draw:layer="layout" svg:width="4.25cm" svg:height="0.806cm" svg:x="13.662cm" svg:y="10.097cm">
          <draw:text-box>
            <text:p><text:span text:style-name="T1">Ausschussanteil</text:span></text:p>
          </draw:text-box>
        </draw:frame>
        <draw:frame draw:style-name="gr4" draw:text-style-name="P4" draw:layer="layout" svg:width="6.731cm" svg:height="0.806cm" draw:transform="rotate (1.5707963267949) translate (3.229cm 9.646cm)">
          <draw:text-box>
            <text:p><text:span text:style-name="T1">Annahmewahrscheinlichkeit</text:span></text:p>
          </draw:text-box>
        </draw:frame>
        <draw:frame draw:style-name="gr5" draw:text-style-name="P5" draw:layer="layout" svg:width="0.673cm" svg:height="0.645cm" svg:x="4.14cm" svg:y="9.666cm">
          <draw:text-box>
            <text:p><text:span text:style-name="T2">0</text:span></text:p>
          </draw:text-box>
        </draw:frame>
        <draw:line draw:style-name="gr6" draw:text-style-name="P3" draw:layer="layout" svg:x1="5.25cm" svg:y1="10cm" svg:x2="4.75cm" svg:y2="10cm">
          <text:p/>
        </draw:line>
        <draw:line draw:style-name="gr6" draw:text-style-name="P3" draw:layer="layout" svg:x1="5.25cm" svg:y1="4cm" svg:x2="4.75cm" svg:y2="4cm">
          <text:p/>
        </draw:line>
        <draw:frame draw:style-name="gr5" draw:text-style-name="P5" draw:layer="layout" svg:width="0.613cm" svg:height="0.645cm" svg:x="4.234cm" svg:y="3.666cm">
          <draw:text-box>
            <text:p><text:span text:style-name="T2">1</text:span></text:p>
          </draw:text-box>
        </draw:frame>
        <draw:path draw:style-name="gr7" draw:text-style-name="P3" draw:layer="layout" svg:width="11.749cm" svg:height="5.999cm" svg:x="5cm" svg:y="4cm" svg:viewBox="0 0 11750 6000" svg:d="M0 0c0 0 2750 0 3250 500 396 372 2500 4500 3000 4750s4500 750 5500 750">
          <text:p/>
        </draw:path>
        <draw:custom-shape draw:style-name="gr8" draw:text-style-name="P6" draw:layer="layout" svg:width="0.25cm" svg:height="0.25cm" svg:x="8.116cm" svg:y="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11.366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251cm" svg:y1="4.73cm" svg:x2="8.251cm" svg:y2="10.534cm">
          <text:p/>
        </draw:line>
        <draw:line draw:style-name="gr10" draw:text-style-name="P3" draw:layer="layout" svg:x1="11.509cm" svg:y1="9.046cm" svg:x2="11.509cm" svg:y2="10.534cm">
          <text:p/>
        </draw:line>
        <draw:frame draw:style-name="gr5" draw:text-style-name="P8" draw:layer="layout" svg:width="2.378cm" svg:height="0.645cm" svg:x="7.064cm" svg:y="10.991cm">
          <draw:text-box>
            <text:p><text:span text:style-name="T3">Gutgrenze</text:span></text:p>
          </draw:text-box>
        </draw:frame>
        <draw:frame draw:style-name="gr5" draw:text-style-name="P8" draw:layer="layout" svg:width="3.29cm" svg:height="0.645cm" svg:x="10.089cm" svg:y="10.939cm">
          <draw:text-box>
            <text:p><text:span text:style-name="T3">Schlechtgrenze</text:span></text:p>
          </draw:text-box>
        </draw:frame>
        <draw:frame draw:style-name="gr11" draw:text-style-name="P8" draw:layer="layout" svg:width="1.154cm" svg:height="0.701cm" svg:x="7.875cm" svg:y="10.379cm">
          <draw:text-box>
            <text:p><text:span text:style-name="T3">p</text:span><text:span text:style-name="T4">1-</text:span><text:span text:style-name="T5">a</text:span></text:p>
          </draw:text-box>
        </draw:frame>
        <draw:frame draw:style-name="gr12" draw:text-style-name="P8" draw:layer="layout" svg:width="0.856cm" svg:height="0.718cm" svg:x="11.183cm" svg:y="10.312cm">
          <draw:text-box>
            <text:p><text:span text:style-name="T3">p</text:span><text:span text:style-name="T5">b</text:span></text:p>
          </draw:text-box>
        </draw:frame>
        <draw:line draw:style-name="gr10" draw:text-style-name="P3" draw:layer="layout" svg:x1="4.646cm" svg:y1="4.754cm" svg:x2="8.202cm" svg:y2="4.754cm">
          <text:p/>
        </draw:line>
        <draw:frame draw:style-name="gr13" draw:text-style-name="P9" draw:layer="layout" svg:width="1.067cm" svg:height="0.679cm" svg:x="3.811cm" svg:y="4.356cm">
          <draw:text-box>
            <text:p><text:span text:style-name="T6">1-</text:span><text:span text:style-name="T7">a</text:span></text:p>
          </draw:text-box>
        </draw:frame>
        <draw:line draw:style-name="gr10" draw:text-style-name="P3" draw:layer="layout" svg:x1="4.63cm" svg:y1="9.037cm" svg:x2="11.493cm" svg:y2="9.037cm">
          <text:p/>
        </draw:line>
        <draw:frame draw:style-name="gr13" draw:text-style-name="P9" draw:layer="layout" svg:width="0.625cm" svg:height="0.679cm" svg:x="4.078cm" svg:y="8.656cm">
          <draw:text-box>
            <text:p><text:span text:style-name="T7">b</text:span></text:p>
          </draw:text-box>
        </draw:frame>
        <draw:frame draw:style-name="gr14" draw:text-style-name="P10" draw:layer="layout" svg:width="2.282cm" svg:height="1.059cm" svg:x="9.508cm" svg:y="5.986cm">
          <draw:text-box>
            <text:p><text:span text:style-name="T8">L</text:span><text:span text:style-name="T9">n,c</text:span><text:span text:style-name="T8">(p)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5.25cm" svg:height="1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25cm" svg:height="0.75cm" svg:x="5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cm" svg:y1="10cm" svg:x2="5cm" svg:y2="2.944cm">
          <text:p/>
        </draw:line>
        <draw:line draw:style-name="gr3" draw:text-style-name="P3" draw:layer="layout" svg:x1="5cm" svg:y1="10cm" svg:x2="17cm" svg:y2="10cm">
          <text:p/>
        </draw:line>
        <draw:frame draw:style-name="gr16" draw:text-style-name="P12" draw:layer="layout" svg:width="4.69cm" svg:height="1.673cm" svg:x="13.662cm" svg:y="10.097cm">
          <draw:text-box>
            <text:p text:style-name="P11"><text:span text:style-name="T1">Proportion of defective components </text:span></text:p>
          </draw:text-box>
        </draw:frame>
        <draw:frame draw:style-name="gr4" draw:text-style-name="P4" draw:layer="layout" svg:width="6.731cm" svg:height="0.806cm" draw:transform="rotate (1.5707963267949) translate (3.229cm 9.646cm)">
          <draw:text-box>
            <text:p text:style-name="P13"><text:span text:style-name="T1">Probability of acceptance</text:span></text:p>
          </draw:text-box>
        </draw:frame>
        <draw:frame draw:style-name="gr5" draw:text-style-name="P5" draw:layer="layout" svg:width="0.673cm" svg:height="0.645cm" svg:x="4.14cm" svg:y="9.666cm">
          <draw:text-box>
            <text:p><text:span text:style-name="T2">0</text:span></text:p>
          </draw:text-box>
        </draw:frame>
        <draw:line draw:style-name="gr6" draw:text-style-name="P3" draw:layer="layout" svg:x1="5.25cm" svg:y1="10cm" svg:x2="4.75cm" svg:y2="10cm">
          <text:p/>
        </draw:line>
        <draw:line draw:style-name="gr6" draw:text-style-name="P3" draw:layer="layout" svg:x1="5.25cm" svg:y1="4cm" svg:x2="4.75cm" svg:y2="4cm">
          <text:p/>
        </draw:line>
        <draw:frame draw:style-name="gr5" draw:text-style-name="P5" draw:layer="layout" svg:width="0.613cm" svg:height="0.645cm" svg:x="4.234cm" svg:y="3.666cm">
          <draw:text-box>
            <text:p><text:span text:style-name="T2">1</text:span></text:p>
          </draw:text-box>
        </draw:frame>
        <draw:path draw:style-name="gr7" draw:text-style-name="P3" draw:layer="layout" svg:width="11.749cm" svg:height="5.999cm" svg:x="5cm" svg:y="4cm" svg:viewBox="0 0 11750 6000" svg:d="M0 0c0 0 2750 0 3250 500 396 372 2500 4500 3000 4750s4500 750 5500 750">
          <text:p/>
        </draw:path>
        <draw:custom-shape draw:style-name="gr8" draw:text-style-name="P6" draw:layer="layout" svg:width="0.25cm" svg:height="0.25cm" svg:x="8.116cm" svg:y="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5cm" svg:height="0.25cm" svg:x="11.366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251cm" svg:y1="4.73cm" svg:x2="8.251cm" svg:y2="10.534cm">
          <text:p/>
        </draw:line>
        <draw:line draw:style-name="gr10" draw:text-style-name="P3" draw:layer="layout" svg:x1="11.509cm" svg:y1="9.046cm" svg:x2="11.509cm" svg:y2="10.534cm">
          <text:p/>
        </draw:line>
        <draw:frame draw:style-name="gr17" draw:text-style-name="P12" draw:layer="layout" svg:width="2.49cm" svg:height="1.827cm" svg:x="6.952cm" svg:y="10.991cm">
          <draw:text-box>
            <text:p text:style-name="P11"><text:span text:style-name="T3">Acceptance Quality Limit</text:span><text:span text:style-name="T3"><text:line-break/></text:span><text:span text:style-name="T3">“Good limit“</text:span></text:p>
          </draw:text-box>
        </draw:frame>
        <draw:frame draw:style-name="gr18" draw:text-style-name="P8" draw:layer="layout" svg:width="2.476cm" svg:height="1.433cm" svg:x="10.263cm" svg:y="10.939cm">
          <draw:text-box>
            <text:p><text:span text:style-name="T3">Limiting Quality Limit</text:span><text:span text:style-name="T3"><text:line-break/></text:span><text:span text:style-name="T3">“Bad limit“</text:span></text:p>
          </draw:text-box>
        </draw:frame>
        <draw:frame draw:style-name="gr11" draw:text-style-name="P8" draw:layer="layout" svg:width="1.154cm" svg:height="0.701cm" svg:x="7.875cm" svg:y="10.379cm">
          <draw:text-box>
            <text:p><text:span text:style-name="T3">p</text:span><text:span text:style-name="T4">1-</text:span><text:span text:style-name="T5">a</text:span></text:p>
          </draw:text-box>
        </draw:frame>
        <draw:frame draw:style-name="gr12" draw:text-style-name="P8" draw:layer="layout" svg:width="0.856cm" svg:height="0.718cm" svg:x="11.183cm" svg:y="10.312cm">
          <draw:text-box>
            <text:p><text:span text:style-name="T3">p</text:span><text:span text:style-name="T5">b</text:span></text:p>
          </draw:text-box>
        </draw:frame>
        <draw:line draw:style-name="gr10" draw:text-style-name="P3" draw:layer="layout" svg:x1="4.646cm" svg:y1="4.754cm" svg:x2="8.202cm" svg:y2="4.754cm">
          <text:p/>
        </draw:line>
        <draw:frame draw:style-name="gr13" draw:text-style-name="P9" draw:layer="layout" svg:width="1.067cm" svg:height="0.679cm" svg:x="3.811cm" svg:y="4.356cm">
          <draw:text-box>
            <text:p><text:span text:style-name="T6">1-</text:span><text:span text:style-name="T7">a</text:span></text:p>
          </draw:text-box>
        </draw:frame>
        <draw:line draw:style-name="gr10" draw:text-style-name="P3" draw:layer="layout" svg:x1="4.63cm" svg:y1="9.037cm" svg:x2="11.493cm" svg:y2="9.037cm">
          <text:p/>
        </draw:line>
        <draw:frame draw:style-name="gr13" draw:text-style-name="P9" draw:layer="layout" svg:width="0.625cm" svg:height="0.679cm" svg:x="4.078cm" svg:y="8.656cm">
          <draw:text-box>
            <text:p><text:span text:style-name="T7">b</text:span></text:p>
          </draw:text-box>
        </draw:frame>
        <draw:frame draw:style-name="gr14" draw:text-style-name="P10" draw:layer="layout" svg:width="2.282cm" svg:height="1.059cm" svg:x="9.508cm" svg:y="5.986cm">
          <draw:text-box>
            <text:p><text:span text:style-name="T8">L</text:span><text:span text:style-name="T9">n,c</text:span><text:span text:style-name="T8">(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4T08:26:22.658000000</meta:creation-date>
    <dc:date>2025-08-28T12:52:43.057098900</dc:date>
    <meta:editing-duration>PT29M24S</meta:editing-duration>
    <meta:editing-cycles>3</meta:editing-cycles>
    <meta:generator>LibreOffice/25.2.2.1$Windows_X86_64 LibreOffice_project/38d746d66d9b82fa248a2e90142b9dd3ddd1d6cd</meta:generator>
    <meta:document-statistic meta:object-count="48"/>
  </office:meta>
</office:document-meta>
</file>